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b500a" officeooo:paragraph-rsid="000b500a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6pt" fo:font-weight="normal" officeooo:rsid="000b500a" officeooo:paragraph-rsid="000b500a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0c558e" officeooo:paragraph-rsid="000c558e" style:font-size-asian="16pt" style:font-weight-asian="normal" style:font-size-complex="16pt" style:font-weight-complex="normal"/>
    </style:style>
    <style:style style:name="P4" style:family="paragraph" style:parent-style-name="Standard">
      <style:paragraph-properties style:line-height-at-least="0.198in"/>
      <style:text-properties fo:font-size="16pt" fo:font-weight="normal" officeooo:rsid="000e372d" officeooo:paragraph-rsid="000e372d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bold" officeooo:rsid="000c558e" officeooo:paragraph-rsid="000c558e" style:font-size-asian="16pt" style:font-weight-asian="bold" style:font-size-complex="16pt" style:font-weight-complex="bold"/>
    </style:style>
    <style:style style:name="P6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fo:background-color="#1f1f1f" style:font-size-asian="18pt" style:font-size-complex="18pt"/>
    </style:style>
    <style:style style:name="P8" style:family="paragraph" style:parent-style-name="Standard">
      <style:text-properties fo:color="#cccccc" loext:opacity="100%" style:font-name="Droid Sans Mono" fo:font-size="18pt" fo:font-weight="normal" officeooo:rsid="000c558e" officeooo:paragraph-rsid="000c558e" fo:background-color="#1f1f1f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cccccc" loext:opacity="100%" style:font-name="Droid Sans Mono" fo:font-size="15pt" fo:font-weight="normal" officeooo:rsid="000c558e" officeooo:paragraph-rsid="000c558e" fo:background-color="#1f1f1f" style:font-size-asian="15pt" style:font-weight-asian="bold" style:font-size-complex="15pt" style:font-weight-complex="bold"/>
    </style:style>
    <style:style style:name="P10" style:family="paragraph" style:parent-style-name="Standard">
      <style:paragraph-properties style:line-height-at-least="0.198in"/>
      <style:text-properties fo:color="#cccccc" loext:opacity="100%" style:font-name="Droid Sans Mono" fo:font-size="15pt" fo:font-weight="normal" fo:background-color="#1f1f1f" style:font-size-asian="15pt" style:font-size-complex="15pt"/>
    </style:style>
    <style:style style:name="P11" style:family="paragraph" style:parent-style-name="Standard">
      <style:paragraph-properties style:line-height-at-least="0.198in"/>
      <style:text-properties fo:color="#cccccc" loext:opacity="100%" style:font-name="Droid Sans Mono" fo:font-size="20pt" fo:font-weight="normal" fo:background-color="#1f1f1f" style:font-size-asian="20pt" style:font-size-complex="20pt"/>
    </style:style>
    <style:style style:name="P12" style:family="paragraph" style:parent-style-name="Standard">
      <style:text-properties fo:color="#569cd6" loext:opacity="100%" style:font-name="Droid Sans Mono" fo:font-size="18pt" fo:font-weight="normal" officeooo:rsid="000c558e" officeooo:paragraph-rsid="000c558e" fo:background-color="#1f1f1f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style:line-height-at-least="0.198in"/>
      <style:text-properties fo:color="#d4d4d4" loext:opacity="100%" style:font-name="Droid Sans Mono" fo:font-size="18pt" fo:font-weight="normal" fo:background-color="#1f1f1f" style:font-size-asian="18pt" style:font-size-complex="18pt"/>
    </style:style>
    <style:style style:name="P14" style:family="paragraph" style:parent-style-name="Standard">
      <style:paragraph-properties style:line-height-at-least="0.198in"/>
      <style:text-properties fo:color="#d4d4d4" loext:opacity="100%" style:font-name="Droid Sans Mono" fo:font-size="15pt" fo:font-weight="normal" fo:background-color="#1f1f1f" style:font-size-asian="15pt" style:font-size-complex="15pt"/>
    </style:style>
    <style:style style:name="P15" style:family="paragraph" style:parent-style-name="Standard">
      <style:paragraph-properties style:line-height-at-least="0.198in"/>
      <style:text-properties fo:color="#d4d4d4" loext:opacity="100%" style:font-name="Droid Sans Mono" fo:font-size="20pt" fo:font-weight="normal" fo:background-color="#1f1f1f" style:font-size-asian="20pt" style:font-size-complex="20pt"/>
    </style:style>
    <style:style style:name="P16" style:family="paragraph" style:parent-style-name="Standard">
      <style:text-properties fo:font-size="18pt" fo:font-weight="normal" officeooo:rsid="000c558e" officeooo:paragraph-rsid="000c558e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style:line-height-at-least="0.198in"/>
      <style:text-properties fo:font-size="18pt" style:font-size-asian="18pt" style:font-size-complex="18pt"/>
    </style:style>
    <style:style style:name="P18" style:family="paragraph" style:parent-style-name="Standard">
      <style:paragraph-properties style:line-height-at-least="0.198in"/>
      <style:text-properties fo:font-size="18pt" fo:font-weight="bold" officeooo:paragraph-rsid="000c6a62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5pt" fo:font-weight="bold" officeooo:rsid="000c558e" officeooo:paragraph-rsid="000c558e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0e372d" officeooo:paragraph-rsid="000e372d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paragraph-rsid="000e372d"/>
    </style:style>
    <style:style style:name="P22" style:family="paragraph" style:parent-style-name="Standard">
      <style:paragraph-properties style:line-height-at-least="0.198in"/>
      <style:text-properties fo:font-size="20pt" style:font-size-asian="20pt" style:font-size-complex="20pt"/>
    </style:style>
    <style:style style:name="P23" style:family="paragraph" style:parent-style-name="Standard">
      <style:paragraph-properties style:line-height-at-least="0.198in"/>
      <style:text-properties fo:font-size="20pt" fo:font-weight="bold" officeooo:paragraph-rsid="000c6a62" style:font-size-asian="20pt" style:font-weight-asian="bold" style:font-size-complex="20pt" style:font-weight-complex="bold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3" style:family="text">
      <style:text-properties fo:color="#569cd6" loext:opacity="100%" style:font-name="Droid Sans Mono" fo:font-size="20pt" fo:font-weight="normal" fo:background-color="#1f1f1f" loext:char-shading-value="0" style:font-size-asian="20pt" style:font-size-complex="20pt"/>
    </style:style>
    <style:style style:name="T4" style:family="text">
      <style:text-properties fo:color="#d4d4d4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c586c0" loext:opacity="100%"/>
    </style:style>
    <style:style style:name="T10" style:family="text">
      <style:text-properties fo:color="#808080" loext:opacity="100%"/>
    </style:style>
    <style:style style:name="T11" style:family="text">
      <style:text-properties fo:color="#f44747" loext:opacity="100%"/>
    </style:style>
    <style:style style:name="T12" style:family="text">
      <style:text-properties fo:background-color="#ffff00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0e372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6"/>Eloquent model in laravel <text:s/></text:p>
      <text:p text:style-name="P1"/>
      <text:p text:style-name="P2">we write business logic and DB connections.</text:p>
      <text:p text:style-name="P2">We do DB related work <text:s/></text:p>
      <text:p text:style-name="P2"/>
      <text:p text:style-name="P2">we have a feature ORM (object relational mapper) that interact with database and we can easily apply crud operation.</text:p>
      <text:p text:style-name="P2"/>
      <text:p text:style-name="P2"/>
      <text:p text:style-name="P5">Model:</text:p>
      <text:p text:style-name="P3"/>
      <text:p text:style-name="P16"/>
      <text:p text:style-name="P12">&lt;?php</text:p>
      <text:p text:style-name="P17"/>
      <text:p text:style-name="P7"><text:span text:style-name="T1">namespace</text:span><text:span text:style-name="T4"> </text:span><text:span text:style-name="T5">App\Models</text:span><text:span text:style-name="T4">;</text:span></text:p>
      <text:p text:style-name="P17"/>
      <text:p text:style-name="P7"><text:span text:style-name="T1">use</text:span><text:span text:style-name="T4"> Illuminate\Database\Eloquent\Factories\</text:span><text:span text:style-name="T5">HasFactory</text:span><text:span text:style-name="T4">;</text:span></text:p>
      <text:p text:style-name="P7"><text:span text:style-name="T1">use</text:span><text:span text:style-name="T4"> Illuminate\Database\Eloquent\</text:span><text:span text:style-name="T5">Model</text:span><text:span text:style-name="T4">;</text:span></text:p>
      <text:p text:style-name="P17"/>
      <text:p text:style-name="P7"><text:span text:style-name="T1">class</text:span><text:span text:style-name="T4"> </text:span><text:span text:style-name="T5">Todo</text:span><text:span text:style-name="T4"> </text:span><text:span text:style-name="T1">extends</text:span><text:span text:style-name="T4"> </text:span><text:span text:style-name="T5">Model</text:span></text:p>
      <text:p text:style-name="P13">{</text:p>
      <text:p text:style-name="P7"><text:span text:style-name="T1">use</text:span><text:span text:style-name="T4"> </text:span><text:span text:style-name="T5">HasFactory</text:span><text:span text:style-name="T4">;</text:span></text:p>
      <text:p text:style-name="P13">}</text:p>
      <text:p text:style-name="P7"/>
      <text:p text:style-name="P3"/>
      <text:p text:style-name="P5">Route:</text:p>
      <text:p text:style-name="P19"/>
      <text:p text:style-name="P9"><text:span text:style-name="T5">Route</text:span><text:span text:style-name="T4">::</text:span><text:span text:style-name="T6">get</text:span><text:span text:style-name="T4">(</text:span><text:span text:style-name="T7">'/home'</text:span><text:span text:style-name="T4">,[</text:span><text:span text:style-name="T5">HomeController</text:span><text:span text:style-name="T4">::</text:span><text:span text:style-name="T1">class</text:span><text:span text:style-name="T4">,</text:span><text:span text:style-name="T7">'show'</text:span><text:span text:style-name="T4">]);</text:span></text:p>
      <text:p text:style-name="P19"/>
      <text:p text:style-name="P19">Controller:</text:p>
      <text:p text:style-name="P19"/>
      <text:p text:style-name="P9"><text:span text:style-name="T1">public</text:span><text:span text:style-name="T4"> </text:span><text:span text:style-name="T1">function</text:span><text:span text:style-name="T4"> </text:span><text:span text:style-name="T6">show</text:span><text:span text:style-name="T4">() {</text:span></text:p>
      <text:p text:style-name="P10"><text:span text:style-name="T8">$todos</text:span><text:span text:style-name="T4"> = \App\Models\</text:span><text:span text:style-name="T5">Todo</text:span><text:span text:style-name="T4">::</text:span><text:span text:style-name="T6">all</text:span><text:span text:style-name="T4">();</text:span></text:p>
      <text:p text:style-name="P10"><text:span text:style-name="T9">return</text:span><text:span text:style-name="T4"> </text:span><text:span text:style-name="T8">$todos</text:span><text:span text:style-name="T4">;</text:span></text:p>
      <text:p text:style-name="P14">}</text:p>
      <text:p text:style-name="P14"/>
      <text:p text:style-name="P14"><text:soft-page-break/></text:p>
      <text:p text:style-name="P18">Displaying in View</text:p>
      <text:p text:style-name="P19"/>
      <text:p text:style-name="P8"><text:span text:style-name="T10">&lt;</text:span><text:span text:style-name="T1">h1</text:span><text:span text:style-name="T10">&gt;</text:span>Fetch Data using model<text:span text:style-name="T10">&lt;/</text:span><text:span text:style-name="T1">h1</text:span><text:span text:style-name="T10">&gt;</text:span></text:p>
      <text:p text:style-name="P7"><text:span text:style-name="T10">&lt;</text:span><text:span text:style-name="T1">h1</text:span><text:span text:style-name="T10">&gt;</text:span>Todo<text:span text:style-name="T10">&lt;/</text:span><text:span text:style-name="T1">h1</text:span><text:span text:style-name="T10">&gt;</text:span></text:p>
      <text:p text:style-name="P7"><text:span text:style-name="T10">&lt;</text:span><text:span text:style-name="T1">table</text:span> <text:span text:style-name="T11">border</text:span> = <text:span text:style-name="T7">1</text:span><text:span text:style-name="T10">&gt;</text:span></text:p>
      <text:p text:style-name="P7"><text:span text:style-name="T10">&lt;</text:span><text:span text:style-name="T1">tr</text:span><text:span text:style-name="T10">&gt;</text:span></text:p>
      <text:p text:style-name="P7"><text:span text:style-name="T10">&lt;</text:span><text:span text:style-name="T1">th</text:span><text:span text:style-name="T10">&gt;</text:span>Title<text:span text:style-name="T10">&lt;/</text:span><text:span text:style-name="T1">th</text:span><text:span text:style-name="T10">&gt;</text:span></text:p>
      <text:p text:style-name="P7"><text:span text:style-name="T10">&lt;</text:span><text:span text:style-name="T1">th</text:span><text:span text:style-name="T10">&gt;</text:span>Description<text:span text:style-name="T10">&lt;/</text:span><text:span text:style-name="T1">th</text:span><text:span text:style-name="T10">&gt;</text:span></text:p>
      <text:p text:style-name="P7"><text:span text:style-name="T10">&lt;/</text:span><text:span text:style-name="T1">tr</text:span><text:span text:style-name="T10">&gt;</text:span></text:p>
      <text:p text:style-name="P7">@foreach($data as $todos)</text:p>
      <text:p text:style-name="P7"><text:span text:style-name="T10">&lt;</text:span><text:span text:style-name="T1">tr</text:span><text:span text:style-name="T10">&gt;</text:span></text:p>
      <text:p text:style-name="P7"><text:span text:style-name="T10">&lt;</text:span><text:span text:style-name="T1">td</text:span><text:span text:style-name="T10">&gt;</text:span> {{$todos-&gt;title}} <text:span text:style-name="T10">&lt;/</text:span><text:span text:style-name="T1">td</text:span><text:span text:style-name="T10">&gt;</text:span></text:p>
      <text:p text:style-name="P7"><text:span text:style-name="T10">&lt;</text:span><text:span text:style-name="T1">td</text:span><text:span text:style-name="T10">&gt;</text:span> {{$todos-&gt;description}} <text:span text:style-name="T10">&lt;/</text:span><text:span text:style-name="T1">td</text:span><text:span text:style-name="T10">&gt;</text:span></text:p>
      <text:p text:style-name="P7"><text:span text:style-name="T10">&lt;/</text:span><text:span text:style-name="T1">tr</text:span><text:span text:style-name="T10">&gt;</text:span></text:p>
      <text:p text:style-name="P7">@endforeach</text:p>
      <text:p text:style-name="P7"/>
      <text:p text:style-name="P7"/>
      <text:p text:style-name="P23">Inspecting Model</text:p>
      <text:p text:style-name="P23"/>
      <text:p text:style-name="P4">Give the details of table</text:p>
      <text:p text:style-name="P4"/>
      <text:p text:style-name="P4">manafa-tech@manafatech-Precision-3541:/var/www/html/example$ <text:span text:style-name="T13">php artisan model:show Todo</text:span></text:p>
      <text:p text:style-name="P4"/>
      <text:p text:style-name="P4"><text:s text:c="2"/>App\Models\Todo .............................................................................. <text:s/></text:p>
      <text:p text:style-name="P4"><text:s text:c="2"/>Database ............................................................................... mysql <text:s/></text:p>
      <text:p text:style-name="P4"><text:s text:c="2"/>Table .................................................................................. todos <text:s/></text:p>
      <text:p text:style-name="P4"/>
      <text:p text:style-name="P4"><text:s text:c="2"/>Attributes ....................................................................... type / cast <text:s/></text:p>
      <text:p text:style-name="P4"><text:s text:c="2"/>id increments, unique .................................................. bigint unsigned / int <text:s/></text:p>
      <text:p text:style-name="P4"><text:s text:c="2"/>title ........................................................................... varchar(255) <text:s/></text:p>
      <text:p text:style-name="P4"><text:s text:c="2"/>description ............................................................................. text <text:s/></text:p>
      <text:p text:style-name="P4"><text:s text:c="2"/>deleted_at nullable ................................................................ timestamp <text:s/></text:p>
      <text:p text:style-name="P4"><text:s text:c="2"/>created_by nullable .......................................................... bigint unsigned <text:s/></text:p>
      <text:p text:style-name="P4"><text:s text:c="2"/>updated_by nullable .......................................................... bigint unsigned <text:s/></text:p>
      <text:p text:style-name="P4"><text:soft-page-break/><text:s text:c="2"/>deleted_by nullable .......................................................... bigint unsigned <text:s/></text:p>
      <text:p text:style-name="P4"><text:s text:c="2"/>created_at nullable ..................................................... timestamp / datetime <text:s/></text:p>
      <text:p text:style-name="P4"><text:s text:c="2"/>updated_at nullable ..................................................... timestamp / datetime <text:s/></text:p>
      <text:p text:style-name="P4"/>
      <text:p text:style-name="P4"><text:s text:c="2"/>Relations .................................................................................... <text:s/></text:p>
      <text:p text:style-name="P4"/>
      <text:p text:style-name="P4"><text:s text:c="2"/>Events ....................................................................................... <text:s/></text:p>
      <text:p text:style-name="P4"/>
      <text:p text:style-name="P4"><text:s text:c="2"/>Observers .................................................................................... <text:s/></text:p>
      <text:p text:style-name="P19"/>
      <text:p text:style-name="P19"/>
      <text:p text:style-name="P21"><text:span text:style-name="T14">if table name is not matched with model name then just declare table name in model <text:line-break/><text:line-break/></text:span><text:span text:style-name="T3">&lt;?php</text:span></text:p>
      <text:p text:style-name="P22"/>
      <text:p text:style-name="P11"><text:span text:style-name="T1">namespace</text:span><text:span text:style-name="T4"> </text:span><text:span text:style-name="T5">App\Models</text:span><text:span text:style-name="T4">;</text:span></text:p>
      <text:p text:style-name="P22"/>
      <text:p text:style-name="P11"><text:span text:style-name="T1">use</text:span><text:span text:style-name="T4"> Illuminate\Database\Eloquent\Factories\</text:span><text:span text:style-name="T5">HasFactory</text:span><text:span text:style-name="T4">;</text:span></text:p>
      <text:p text:style-name="P11"><text:span text:style-name="T1">use</text:span><text:span text:style-name="T4"> Illuminate\Database\Eloquent\</text:span><text:span text:style-name="T5">Model</text:span><text:span text:style-name="T4">;</text:span></text:p>
      <text:p text:style-name="P22"/>
      <text:p text:style-name="P11"><text:span text:style-name="T1">class</text:span><text:span text:style-name="T4"> </text:span><text:span text:style-name="T5">Todo</text:span><text:span text:style-name="T4"> </text:span><text:span text:style-name="T1">extends</text:span><text:span text:style-name="T4"> </text:span><text:span text:style-name="T5">Model</text:span></text:p>
      <text:p text:style-name="P15">{</text:p>
      <text:p text:style-name="P11"><text:span text:style-name="T1">use</text:span><text:span text:style-name="T4"> </text:span><text:span text:style-name="T5">HasFactory</text:span><text:span text:style-name="T4">;</text:span></text:p>
      <text:p text:style-name="P22"/>
      <text:p text:style-name="P11"><text:span text:style-name="T1">protected</text:span><text:span text:style-name="T4"> </text:span><text:span text:style-name="T8">$table</text:span><text:span text:style-name="T4"> = </text:span><text:span text:style-name="T7">"todosdata"</text:span><text:span text:style-name="T4">;</text:span></text:p>
      <text:p text:style-name="P15">}</text:p>
      <text:p text:style-name="P6"/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1:05:04.711589506</meta:creation-date>
    <dc:date>2024-09-16T12:05:52.160383733</dc:date>
    <meta:editing-duration>PT9M37S</meta:editing-duration>
    <meta:editing-cycles>1</meta:editing-cycles>
    <meta:document-statistic meta:table-count="0" meta:image-count="0" meta:object-count="0" meta:page-count="3" meta:paragraph-count="62" meta:word-count="203" meta:character-count="2734" meta:non-whitespace-character-count="2507"/>
    <meta:generator>LibreOffice/7.3.7.2$Linux_X86_64 LibreOffice_project/30$Build-2</meta:generator>
  </office:meta>
</office:document-meta>
</file>